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16.23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uthor</text:p>
          </table:table-cell>
          <table:table-cell/>
        </table:table-row>
        <table:table-row table:style-name="ro1">
          <table:table-cell office:value-type="string" calcext:value-type="string">
            <text:p>Bundle 1</text:p>
          </table:table-cell>
          <table:table-cell office:value-type="string" calcext:value-type="string">
            <text:p>Learning Communicating Automata from MSC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enedikt Bollig, Martin Leucker, Carsten Kern, Joost-Pieter Katoen</text:p>
          </table:table-cell>
          <table:table-cell table:formula="of:=CONCATENATE(&quot;&amp; &quot;;[.B2];&quot;&amp; &quot;;[.C2];&quot;&amp; &quot;;[.D2];&quot; \\&quot;)" office:value-type="string" office:string-value="&amp; Learning Communicating Automata from MSCs.&amp; IEEE Trans. Software Eng.&amp; Benedikt Bollig, Martin Leucker, Carsten Kern, Joost-Pieter Katoen \\" calcext:value-type="string">
            <text:p>&amp; Learning Communicating Automata from MSCs.&amp; IEEE Trans. Software Eng.&amp; Benedikt Bollig, Martin Leucker, Carsten Kern, Joost-Pieter Katoen \\</text:p>
          </table:table-cell>
        </table:table-row>
        <table:table-row table:style-name="ro1">
          <table:table-cell office:value-type="string" calcext:value-type="string">
            <text:p>Bundle 1</text:p>
          </table:table-cell>
          <table:table-cell office:value-type="string" calcext:value-type="string">
            <text:p>HOTTest: A model-based test design technique for enhanced testing of domain-specific appl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Carol Smidts, Avik Sinha</text:p>
          </table:table-cell>
          <table:table-cell table:formula="of:=CONCATENATE(&quot;&amp; &quot;;[.B3];&quot;&amp; &quot;;[.C3];&quot;&amp; &quot;;[.D3];&quot; \\&quot;)" office:value-type="string" office:string-value="&amp; HOTTest: A model-based test design technique for enhanced testing of domain-specific applications.&amp; ACM Trans. Softw. Eng. Methodol.&amp; Carol Smidts, Avik Sinha \\" calcext:value-type="string">
            <text:p>&amp; HOTTest: A model-based test design technique for enhanced testing of domain-specific applications.&amp; ACM Trans. Softw. Eng. Methodol.&amp; Carol Smidts, Avik Sinha \\</text:p>
          </table:table-cell>
        </table:table-row>
        <table:table-row table:style-name="ro1">
          <table:table-cell office:value-type="string" calcext:value-type="string">
            <text:p>Bundle 1</text:p>
          </table:table-cell>
          <table:table-cell office:value-type="string" calcext:value-type="string">
            <text:p>A lightweight approach for program analysis and debugg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. G. Rakesh</text:p>
          </table:table-cell>
          <table:table-cell table:formula="of:=CONCATENATE(&quot;&amp; &quot;;[.B4];&quot;&amp; &quot;;[.C4];&quot;&amp; &quot;;[.D4];&quot; \\&quot;)" office:value-type="string" office:string-value="&amp; A lightweight approach for program analysis and debugging.&amp; ICSE&amp; M. G. Rakesh \\" calcext:value-type="string">
            <text:p>&amp; A lightweight approach for program analysis and debugging.&amp; ICSE&amp; M. G. Rakesh \\</text:p>
          </table:table-cell>
        </table:table-row>
        <table:table-row table:style-name="ro1">
          <table:table-cell office:value-type="string" calcext:value-type="string">
            <text:p>Bundle 1</text:p>
          </table:table-cell>
          <table:table-cell office:value-type="string" calcext:value-type="string">
            <text:p>DESERT: a decentralized monitoring tool generator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ola Inverardi, Leonardo Mostarda</text:p>
          </table:table-cell>
          <table:table-cell table:formula="of:=CONCATENATE(&quot;&amp; &quot;;[.B5];&quot;&amp; &quot;;[.C5];&quot;&amp; &quot;;[.D5];&quot; \\&quot;)" office:value-type="string" office:string-value="&amp; DESERT: a decentralized monitoring tool generator.&amp; ASE&amp; Paola Inverardi, Leonardo Mostarda \\" calcext:value-type="string">
            <text:p>&amp; DESERT: a decentralized monitoring tool generator.&amp; ASE&amp; Paola Inverardi, Leonardo Mostarda \\</text:p>
          </table:table-cell>
        </table:table-row>
        <table:table-row table:style-name="ro1">
          <table:table-cell office:value-type="string" calcext:value-type="string">
            <text:p>Bundle 1</text:p>
          </table:table-cell>
          <table:table-cell office:value-type="string" calcext:value-type="string">
            <text:p>PENELOPE: weaving threads to expose atomicity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Francesco Sorrentino 0002, Azadeh Farzan, P. Madhusudan</text:p>
          </table:table-cell>
          <table:table-cell table:formula="of:=CONCATENATE(&quot;&amp; &quot;;[.B6];&quot;&amp; &quot;;[.C6];&quot;&amp; &quot;;[.D6];&quot; \\&quot;)" office:value-type="string" office:string-value="&amp; PENELOPE: weaving threads to expose atomicity violations.&amp; SIGSOFT FSE&amp; Francesco Sorrentino 0002, Azadeh Farzan, P. Madhusudan \\" calcext:value-type="string">
            <text:p>&amp; PENELOPE: weaving threads to expose atomicity violations.&amp; SIGSOFT FSE&amp; Francesco Sorrentino 0002, Azadeh Farzan, P. Madhusudan \\</text:p>
          </table:table-cell>
        </table:table-row>
        <table:table-row table:style-name="ro1">
          <table:table-cell office:value-type="string" calcext:value-type="string">
            <text:p>Bundle 2</text:p>
          </table:table-cell>
          <table:table-cell office:value-type="string" calcext:value-type="string">
            <text:p>Performance of Storage Management in an Implementation of SNOBOL4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lph E. Griswold, David R. Hanson, G. David Ripley</text:p>
          </table:table-cell>
          <table:table-cell table:formula="of:=CONCATENATE(&quot;&amp; &quot;;[.B7];&quot;&amp; &quot;;[.C7];&quot;&amp; &quot;;[.D7];&quot; \\&quot;)" office:value-type="string" office:string-value="&amp; Performance of Storage Management in an Implementation of SNOBOL4.&amp; IEEE Trans. Software Eng.&amp; Ralph E. Griswold, David R. Hanson, G. David Ripley \\" calcext:value-type="string">
            <text:p>&amp; Performance of Storage Management in an Implementation of SNOBOL4.&amp; IEEE Trans. Software Eng.&amp; Ralph E. Griswold, David R. Hanson, G. David Ripley \\</text:p>
          </table:table-cell>
        </table:table-row>
        <table:table-row table:style-name="ro1">
          <table:table-cell office:value-type="string" calcext:value-type="string">
            <text:p>Bundle 2</text:p>
          </table:table-cell>
          <table:table-cell office:value-type="string" calcext:value-type="string">
            <text:p>Model checking the Java metalocking algorithm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Scott A. Smolka, Samik Basu</text:p>
          </table:table-cell>
          <table:table-cell table:formula="of:=CONCATENATE(&quot;&amp; &quot;;[.B8];&quot;&amp; &quot;;[.C8];&quot;&amp; &quot;;[.D8];&quot; \\&quot;)" office:value-type="string" office:string-value="&amp; Model checking the Java metalocking algorithm.&amp; ACM Trans. Softw. Eng. Methodol.&amp; Scott A. Smolka, Samik Basu \\" calcext:value-type="string">
            <text:p>&amp; Model checking the Java metalocking algorithm.&amp; ACM Trans. Softw. Eng. Methodol.&amp; Scott A. Smolka, Samik Basu \\</text:p>
          </table:table-cell>
        </table:table-row>
        <table:table-row table:style-name="ro1">
          <table:table-cell office:value-type="string" calcext:value-type="string">
            <text:p>Bundle 2</text:p>
          </table:table-cell>
          <table:table-cell office:value-type="string" calcext:value-type="string">
            <text:p>Software design sketching with calico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ndré van der Hoek, Nicolas Mangano, Mitch Dempsey, Alex Baker, Emily Oh Navarro</text:p>
          </table:table-cell>
          <table:table-cell table:formula="of:=CONCATENATE(&quot;&amp; &quot;;[.B9];&quot;&amp; &quot;;[.C9];&quot;&amp; &quot;;[.D9];&quot; \\&quot;)" office:value-type="string" office:string-value="&amp; Software design sketching with calico.&amp; ASE&amp; André van der Hoek, Nicolas Mangano, Mitch Dempsey, Alex Baker, Emily Oh Navarro \\" calcext:value-type="string">
            <text:p>&amp; Software design sketching with calico.&amp; ASE&amp; André van der Hoek, Nicolas Mangano, Mitch Dempsey, Alex Baker, Emily Oh Navarro \\</text:p>
          </table:table-cell>
        </table:table-row>
        <table:table-row table:style-name="ro1">
          <table:table-cell office:value-type="string" calcext:value-type="string">
            <text:p>Bundle 2</text:p>
          </table:table-cell>
          <table:table-cell office:value-type="string" calcext:value-type="string">
            <text:p>Towards Safe Distributed Application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achid Guerraoui, Christian Heide Damm, Patrick Th. Eugster</text:p>
          </table:table-cell>
          <table:table-cell table:formula="of:=CONCATENATE(&quot;&amp; &quot;;[.B10];&quot;&amp; &quot;;[.C10];&quot;&amp; &quot;;[.D10];&quot; \\&quot;)" office:value-type="string" office:string-value="&amp; Towards Safe Distributed Application Development.&amp; ICSE&amp; Rachid Guerraoui, Christian Heide Damm, Patrick Th. Eugster \\" calcext:value-type="string">
            <text:p>&amp; Towards Safe Distributed Application Development.&amp; ICSE&amp; Rachid Guerraoui, Christian Heide Damm, Patrick Th. Eugster \\</text:p>
          </table:table-cell>
        </table:table-row>
        <table:table-row table:style-name="ro1">
          <table:table-cell office:value-type="string" calcext:value-type="string">
            <text:p>Bundle 2</text:p>
          </table:table-cell>
          <table:table-cell office:value-type="string" calcext:value-type="string">
            <text:p>Checking Relational Specifications With Binary Decision Diagra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Craig Damon, Somesh Jha</text:p>
          </table:table-cell>
          <table:table-cell table:formula="of:=CONCATENATE(&quot;&amp; &quot;;[.B11];&quot;&amp; &quot;;[.C11];&quot;&amp; &quot;;[.D11];&quot; \\&quot;)" office:value-type="string" office:string-value="&amp; Checking Relational Specifications With Binary Decision Diagrams.&amp; SIGSOFT FSE&amp; Daniel Jackson, Craig Damon, Somesh Jha \\" calcext:value-type="string">
            <text:p>&amp; Checking Relational Specifications With Binary Decision Diagrams.&amp; SIGSOFT FSE&amp; Daniel Jackson, Craig Damon, Somesh Jha \\</text:p>
          </table:table-cell>
        </table:table-row>
        <table:table-row table:style-name="ro1">
          <table:table-cell office:value-type="string" calcext:value-type="string">
            <text:p>Bundle 3</text:p>
          </table:table-cell>
          <table:table-cell office:value-type="string" calcext:value-type="string">
            <text:p>GUI Interaction Testing: Incorporating Event Contex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yra B. Cohen, Atif M. Memon, Xun Yuan</text:p>
          </table:table-cell>
          <table:table-cell table:formula="of:=CONCATENATE(&quot;&amp; &quot;;[.B12];&quot;&amp; &quot;;[.C12];&quot;&amp; &quot;;[.D12];&quot; \\&quot;)" office:value-type="string" office:string-value="&amp; GUI Interaction Testing: Incorporating Event Context.&amp; IEEE Trans. Software Eng.&amp; Myra B. Cohen, Atif M. Memon, Xun Yuan \\" calcext:value-type="string">
            <text:p>&amp; GUI Interaction Testing: Incorporating Event Context.&amp; IEEE Trans. Software Eng.&amp; Myra B. Cohen, Atif M. Memon, Xun Yuan \\</text:p>
          </table:table-cell>
        </table:table-row>
        <table:table-row table:style-name="ro1">
          <table:table-cell office:value-type="string" calcext:value-type="string">
            <text:p>Bundle 3</text:p>
          </table:table-cell>
          <table:table-cell office:value-type="string" calcext:value-type="string">
            <text:p>Test conditions for fault classes in Boolean specif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P. Bowen, Kalpesh Kapoor</text:p>
          </table:table-cell>
          <table:table-cell table:formula="of:=CONCATENATE(&quot;&amp; &quot;;[.B13];&quot;&amp; &quot;;[.C13];&quot;&amp; &quot;;[.D13];&quot; \\&quot;)" office:value-type="string" office:string-value="&amp; Test conditions for fault classes in Boolean specifications.&amp; ACM Trans. Softw. Eng. Methodol.&amp; Jonathan P. Bowen, Kalpesh Kapoor \\" calcext:value-type="string">
            <text:p>&amp; Test conditions for fault classes in Boolean specifications.&amp; ACM Trans. Softw. Eng. Methodol.&amp; Jonathan P. Bowen, Kalpesh Kapoor \\</text:p>
          </table:table-cell>
        </table:table-row>
        <table:table-row table:style-name="ro1">
          <table:table-cell office:value-type="string" calcext:value-type="string">
            <text:p>Bundle 3</text:p>
          </table:table-cell>
          <table:table-cell office:value-type="string" calcext:value-type="string">
            <text:p>Test suite reduction and prioritization with call tre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ry Lou Soffa, Gregory M. Kapfhammer, Joshua Geiger, Adam M. Smith</text:p>
          </table:table-cell>
          <table:table-cell table:formula="of:=CONCATENATE(&quot;&amp; &quot;;[.B14];&quot;&amp; &quot;;[.C14];&quot;&amp; &quot;;[.D14];&quot; \\&quot;)" office:value-type="string" office:string-value="&amp; Test suite reduction and prioritization with call trees.&amp; ASE&amp; Mary Lou Soffa, Gregory M. Kapfhammer, Joshua Geiger, Adam M. Smith \\" calcext:value-type="string">
            <text:p>&amp; Test suite reduction and prioritization with call trees.&amp; ASE&amp; Mary Lou Soffa, Gregory M. Kapfhammer, Joshua Geiger, Adam M. Smith \\</text:p>
          </table:table-cell>
        </table:table-row>
        <table:table-row table:style-name="ro1">
          <table:table-cell office:value-type="string" calcext:value-type="string">
            <text:p>Bundle 3</text:p>
          </table:table-cell>
          <table:table-cell office:value-type="string" calcext:value-type="string">
            <text:p>Experimental program analysis: a new paradigm for program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seph R. Ruthruff</text:p>
          </table:table-cell>
          <table:table-cell table:formula="of:=CONCATENATE(&quot;&amp; &quot;;[.B15];&quot;&amp; &quot;;[.C15];&quot;&amp; &quot;;[.D15];&quot; \\&quot;)" office:value-type="string" office:string-value="&amp; Experimental program analysis: a new paradigm for program analysis.&amp; ICSE&amp; Joseph R. Ruthruff \\" calcext:value-type="string">
            <text:p>&amp; Experimental program analysis: a new paradigm for program analysis.&amp; ICSE&amp; Joseph R. Ruthruff \\</text:p>
          </table:table-cell>
        </table:table-row>
        <table:table-row table:style-name="ro1">
          <table:table-cell office:value-type="string" calcext:value-type="string">
            <text:p>Bundle 3</text:p>
          </table:table-cell>
          <table:table-cell office:value-type="string" calcext:value-type="string">
            <text:p>Automated identification of parameter mismatches in web applic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Alessandro Orso, William G. J. Halfond</text:p>
          </table:table-cell>
          <table:table-cell table:formula="of:=CONCATENATE(&quot;&amp; &quot;;[.B16];&quot;&amp; &quot;;[.C16];&quot;&amp; &quot;;[.D16];&quot; \\&quot;)" office:value-type="string" office:string-value="&amp; Automated identification of parameter mismatches in web applications.&amp; SIGSOFT FSE&amp; Alessandro Orso, William G. J. Halfond \\" calcext:value-type="string">
            <text:p>&amp; Automated identification of parameter mismatches in web applications.&amp; SIGSOFT FSE&amp; Alessandro Orso, William G. J. Halfond \\</text:p>
          </table:table-cell>
        </table:table-row>
        <table:table-row table:style-name="ro1">
          <table:table-cell office:value-type="string" calcext:value-type="string">
            <text:p>Bundle 4</text:p>
          </table:table-cell>
          <table:table-cell office:value-type="string" calcext:value-type="string">
            <text:p>Interface Grammars for Modular Software Model Check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Tevfik Bultan, Graham Hughes</text:p>
          </table:table-cell>
          <table:table-cell table:formula="of:=CONCATENATE(&quot;&amp; &quot;;[.B17];&quot;&amp; &quot;;[.C17];&quot;&amp; &quot;;[.D17];&quot; \\&quot;)" office:value-type="string" office:string-value="&amp; Interface Grammars for Modular Software Model Checking.&amp; IEEE Trans. Software Eng.&amp; Tevfik Bultan, Graham Hughes \\" calcext:value-type="string">
            <text:p>&amp; Interface Grammars for Modular Software Model Checking.&amp; IEEE Trans. Software Eng.&amp; Tevfik Bultan, Graham Hughes \\</text:p>
          </table:table-cell>
        </table:table-row>
        <table:table-row table:style-name="ro1">
          <table:table-cell office:value-type="string" calcext:value-type="string">
            <text:p>Bundle 4</text:p>
          </table:table-cell>
          <table:table-cell office:value-type="string" calcext:value-type="string">
            <text:p>Amoeba: A methodology for modeling and evolving cross-organizational business process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irmit Desai, Amit K. Chopra, Munindar P. Singh</text:p>
          </table:table-cell>
          <table:table-cell table:formula="of:=CONCATENATE(&quot;&amp; &quot;;[.B18];&quot;&amp; &quot;;[.C18];&quot;&amp; &quot;;[.D18];&quot; \\&quot;)" office:value-type="string" office:string-value="&amp; Amoeba: A methodology for modeling and evolving cross-organizational business processes.&amp; ACM Trans. Softw. Eng. Methodol.&amp; Nirmit Desai, Amit K. Chopra, Munindar P. Singh \\" calcext:value-type="string">
            <text:p>&amp; Amoeba: A methodology for modeling and evolving cross-organizational business processes.&amp; ACM Trans. Softw. Eng. Methodol.&amp; Nirmit Desai, Amit K. Chopra, Munindar P. Singh \\</text:p>
          </table:table-cell>
        </table:table-row>
        <table:table-row table:style-name="ro1">
          <table:table-cell office:value-type="string" calcext:value-type="string">
            <text:p>Bundle 4</text:p>
          </table:table-cell>
          <table:table-cell office:value-type="string" calcext:value-type="string">
            <text:p>Japanese Workshop on Leveraging Web2.0 Technologies in Software Development Environments (WebSDE)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koto Matsushita, Katsuhisa Maruyama, Shinichiro Yamamoto</text:p>
          </table:table-cell>
          <table:table-cell table:formula="of:=CONCATENATE(&quot;&amp; &quot;;[.B19];&quot;&amp; &quot;;[.C19];&quot;&amp; &quot;;[.D19];&quot; \\&quot;)" office:value-type="string" office:string-value="&amp; Japanese Workshop on Leveraging Web2.0 Technologies in Software Development Environments (WebSDE).&amp; ASE&amp; Makoto Matsushita, Katsuhisa Maruyama, Shinichiro Yamamoto \\" calcext:value-type="string">
            <text:p>&amp; Japanese Workshop on Leveraging Web2.0 Technologies in Software Development Environments (WebSDE).&amp; ASE&amp; Makoto Matsushita, Katsuhisa Maruyama, Shinichiro Yamamoto \\</text:p>
          </table:table-cell>
        </table:table-row>
        <table:table-row table:style-name="ro1">
          <table:table-cell office:value-type="string" calcext:value-type="string">
            <text:p>Bundle 4</text:p>
          </table:table-cell>
          <table:table-cell office:value-type="string" calcext:value-type="string">
            <text:p>Architectures and Technologies for Enterprise Application Integ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Ian Gorton, Anna Liu</text:p>
          </table:table-cell>
          <table:table-cell table:formula="of:=CONCATENATE(&quot;&amp; &quot;;[.B20];&quot;&amp; &quot;;[.C20];&quot;&amp; &quot;;[.D20];&quot; \\&quot;)" office:value-type="string" office:string-value="&amp; Architectures and Technologies for Enterprise Application Integration.&amp; ICSE&amp; Ian Gorton, Anna Liu \\" calcext:value-type="string">
            <text:p>&amp; Architectures and Technologies for Enterprise Application Integration.&amp; ICSE&amp; Ian Gorton, Anna Liu \\</text:p>
          </table:table-cell>
        </table:table-row>
        <table:table-row table:style-name="ro1">
          <table:table-cell office:value-type="string" calcext:value-type="string">
            <text:p>Bundle 4</text:p>
          </table:table-cell>
          <table:table-cell office:value-type="string" calcext:value-type="string">
            <text:p>Local analysis of atomicity sphere for B2B collabora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Chang Xu, Chunyang Ye, W. K. Chan, S. C. Cheung</text:p>
          </table:table-cell>
          <table:table-cell table:formula="of:=CONCATENATE(&quot;&amp; &quot;;[.B21];&quot;&amp; &quot;;[.C21];&quot;&amp; &quot;;[.D21];&quot; \\&quot;)" office:value-type="string" office:string-value="&amp; Local analysis of atomicity sphere for B2B collaboration.&amp; SIGSOFT FSE&amp; Chang Xu, Chunyang Ye, W. K. Chan, S. C. Cheung \\" calcext:value-type="string">
            <text:p>&amp; Local analysis of atomicity sphere for B2B collaboration.&amp; SIGSOFT FSE&amp; Chang Xu, Chunyang Ye, W. K. Chan, S. C. Cheung \\</text:p>
          </table:table-cell>
        </table:table-row>
        <table:table-row table:style-name="ro1">
          <table:table-cell office:value-type="string" calcext:value-type="string">
            <text:p>Bundle 5</text:p>
          </table:table-cell>
          <table:table-cell office:value-type="string" calcext:value-type="string">
            <text:p>Comments on Program Slic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Hareton K. N. Leung, Hassan K. Reghbati</text:p>
          </table:table-cell>
          <table:table-cell table:formula="of:=CONCATENATE(&quot;&amp; &quot;;[.B22];&quot;&amp; &quot;;[.C22];&quot;&amp; &quot;;[.D22];&quot; \\&quot;)" office:value-type="string" office:string-value="&amp; Comments on Program Slicing.&amp; IEEE Trans. Software Eng.&amp; Hareton K. N. Leung, Hassan K. Reghbati \\" calcext:value-type="string">
            <text:p>&amp; Comments on Program Slicing.&amp; IEEE Trans. Software Eng.&amp; Hareton K. N. Leung, Hassan K. Reghbati \\</text:p>
          </table:table-cell>
        </table:table-row>
        <table:table-row table:style-name="ro1">
          <table:table-cell office:value-type="string" calcext:value-type="string">
            <text:p>Bundle 5</text:p>
          </table:table-cell>
          <table:table-cell office:value-type="string" calcext:value-type="string">
            <text:p>Software reuse for scientific computing through program genera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Erwig, Zhe Fu</text:p>
          </table:table-cell>
          <table:table-cell table:formula="of:=CONCATENATE(&quot;&amp; &quot;;[.B23];&quot;&amp; &quot;;[.C23];&quot;&amp; &quot;;[.D23];&quot; \\&quot;)" office:value-type="string" office:string-value="&amp; Software reuse for scientific computing through program generation.&amp; ACM Trans. Softw. Eng. Methodol.&amp; Martin Erwig, Zhe Fu \\" calcext:value-type="string">
            <text:p>&amp; Software reuse for scientific computing through program generation.&amp; ACM Trans. Softw. Eng. Methodol.&amp; Martin Erwig, Zhe Fu \\</text:p>
          </table:table-cell>
        </table:table-row>
        <table:table-row table:style-name="ro1">
          <table:table-cell office:value-type="string" calcext:value-type="string">
            <text:p>Bundle 5</text:p>
          </table:table-cell>
          <table:table-cell office:value-type="string" calcext:value-type="string">
            <text:p>Automatic Generation of Content Management Systems from EER-Based Specificatio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ebastiano Vigna</text:p>
          </table:table-cell>
          <table:table-cell table:formula="of:=CONCATENATE(&quot;&amp; &quot;;[.B24];&quot;&amp; &quot;;[.C24];&quot;&amp; &quot;;[.D24];&quot; \\&quot;)" office:value-type="string" office:string-value="&amp; Automatic Generation of Content Management Systems from EER-Based Specifications.&amp; ASE&amp; Sebastiano Vigna \\" calcext:value-type="string">
            <text:p>&amp; Automatic Generation of Content Management Systems from EER-Based Specifications.&amp; ASE&amp; Sebastiano Vigna \\</text:p>
          </table:table-cell>
        </table:table-row>
        <table:table-row table:style-name="ro1">
          <table:table-cell office:value-type="string" calcext:value-type="string">
            <text:p>Bundle 5</text:p>
          </table:table-cell>
          <table:table-cell office:value-type="string" calcext:value-type="string">
            <text:p>Enhancing Software Testing by Judicious Use of Code Coverage Inform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land Weber, Stefan Berner, Rudolf K. Keller</text:p>
          </table:table-cell>
          <table:table-cell table:formula="of:=CONCATENATE(&quot;&amp; &quot;;[.B25];&quot;&amp; &quot;;[.C25];&quot;&amp; &quot;;[.D25];&quot; \\&quot;)" office:value-type="string" office:string-value="&amp; Enhancing Software Testing by Judicious Use of Code Coverage Information.&amp; ICSE&amp; Roland Weber, Stefan Berner, Rudolf K. Keller \\" calcext:value-type="string">
            <text:p>&amp; Enhancing Software Testing by Judicious Use of Code Coverage Information.&amp; ICSE&amp; Roland Weber, Stefan Berner, Rudolf K. Keller \\</text:p>
          </table:table-cell>
        </table:table-row>
        <table:table-row table:style-name="ro1">
          <table:table-cell office:value-type="string" calcext:value-type="string">
            <text:p>Bundle 5</text:p>
          </table:table-cell>
          <table:table-cell office:value-type="string" calcext:value-type="string">
            <text:p>Automatically locating framework extension example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Harold Ossher, Barthélémy Dagenais</text:p>
          </table:table-cell>
          <table:table-cell table:formula="of:=CONCATENATE(&quot;&amp; &quot;;[.B26];&quot;&amp; &quot;;[.C26];&quot;&amp; &quot;;[.D26];&quot; \\&quot;)" office:value-type="string" office:string-value="&amp; Automatically locating framework extension examples.&amp; SIGSOFT FSE&amp; Harold Ossher, Barthélémy Dagenais \\" calcext:value-type="string">
            <text:p>&amp; Automatically locating framework extension examples.&amp; SIGSOFT FSE&amp; Harold Ossher, Barthélémy Dagenais \\</text:p>
          </table:table-cell>
        </table:table-row>
        <table:table-row table:style-name="ro1">
          <table:table-cell office:value-type="string" calcext:value-type="string">
            <text:p>Bundle 6</text:p>
          </table:table-cell>
          <table:table-cell office:value-type="string" calcext:value-type="string">
            <text:p>On the Optimal Total Processing Time Using Checkpoint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Zohel Khalil, Boyan Dimitrov, Nikolay Kolev, Peter Petrov</text:p>
          </table:table-cell>
          <table:table-cell table:formula="of:=CONCATENATE(&quot;&amp; &quot;;[.B27];&quot;&amp; &quot;;[.C27];&quot;&amp; &quot;;[.D27];&quot; \\&quot;)" office:value-type="string" office:string-value="&amp; On the Optimal Total Processing Time Using Checkpoints.&amp; IEEE Trans. Software Eng.&amp; Zohel Khalil, Boyan Dimitrov, Nikolay Kolev, Peter Petrov \\" calcext:value-type="string">
            <text:p>&amp; On the Optimal Total Processing Time Using Checkpoints.&amp; IEEE Trans. Software Eng.&amp; Zohel Khalil, Boyan Dimitrov, Nikolay Kolev, Peter Petrov \\</text:p>
          </table:table-cell>
        </table:table-row>
        <table:table-row table:style-name="ro1">
          <table:table-cell office:value-type="string" calcext:value-type="string">
            <text:p>Bundle 6</text:p>
          </table:table-cell>
          <table:table-cell office:value-type="string" calcext:value-type="string">
            <text:p>Equivalence analysis and its application in improving the efficiency of program slic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y Jean Harrold, Donglin Liang</text:p>
          </table:table-cell>
          <table:table-cell table:formula="of:=CONCATENATE(&quot;&amp; &quot;;[.B28];&quot;&amp; &quot;;[.C28];&quot;&amp; &quot;;[.D28];&quot; \\&quot;)" office:value-type="string" office:string-value="&amp; Equivalence analysis and its application in improving the efficiency of program slicing.&amp; ACM Trans. Softw. Eng. Methodol.&amp; Mary Jean Harrold, Donglin Liang \\" calcext:value-type="string">
            <text:p>&amp; Equivalence analysis and its application in improving the efficiency of program slicing.&amp; ACM Trans. Softw. Eng. Methodol.&amp; Mary Jean Harrold, Donglin Liang \\</text:p>
          </table:table-cell>
        </table:table-row>
        <table:table-row table:style-name="ro1">
          <table:table-cell office:value-type="string" calcext:value-type="string">
            <text:p>Bundle 6</text:p>
          </table:table-cell>
          <table:table-cell office:value-type="string" calcext:value-type="string">
            <text:p>Synthesizing client load models for performance engineering via web crawling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C. Grundy, John G. Hosking, Yuhong Cai</text:p>
          </table:table-cell>
          <table:table-cell table:formula="of:=CONCATENATE(&quot;&amp; &quot;;[.B29];&quot;&amp; &quot;;[.C29];&quot;&amp; &quot;;[.D29];&quot; \\&quot;)" office:value-type="string" office:string-value="&amp; Synthesizing client load models for performance engineering via web crawling.&amp; ASE&amp; John C. Grundy, John G. Hosking, Yuhong Cai \\" calcext:value-type="string">
            <text:p>&amp; Synthesizing client load models for performance engineering via web crawling.&amp; ASE&amp; John C. Grundy, John G. Hosking, Yuhong Cai \\</text:p>
          </table:table-cell>
        </table:table-row>
        <table:table-row table:style-name="ro1">
          <table:table-cell office:value-type="string" calcext:value-type="string">
            <text:p>Bundle 6</text:p>
          </table:table-cell>
          <table:table-cell office:value-type="string" calcext:value-type="string">
            <text:p>Spontaneous software: a Web-based, object computing paradig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Glêdson Elias da Silveira</text:p>
          </table:table-cell>
          <table:table-cell table:formula="of:=CONCATENATE(&quot;&amp; &quot;;[.B30];&quot;&amp; &quot;;[.C30];&quot;&amp; &quot;;[.D30];&quot; \\&quot;)" office:value-type="string" office:string-value="&amp; Spontaneous software: a Web-based, object computing paradigm.&amp; ICSE&amp; Glêdson Elias da Silveira \\" calcext:value-type="string">
            <text:p>&amp; Spontaneous software: a Web-based, object computing paradigm.&amp; ICSE&amp; Glêdson Elias da Silveira \\</text:p>
          </table:table-cell>
        </table:table-row>
        <table:table-row table:style-name="ro1">
          <table:table-cell office:value-type="string" calcext:value-type="string">
            <text:p>Bundle 6</text:p>
          </table:table-cell>
          <table:table-cell office:value-type="string" calcext:value-type="string">
            <text:p>Containment units: a hierarchically composable architecture for adaptive syste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Leon J. Osterweil, Barbara Staudt Lerner, Alexander E. Wise, Jamieson M. Cobleigh</text:p>
          </table:table-cell>
          <table:table-cell table:formula="of:=CONCATENATE(&quot;&amp; &quot;;[.B31];&quot;&amp; &quot;;[.C31];&quot;&amp; &quot;;[.D31];&quot; \\&quot;)" office:value-type="string" office:string-value="&amp; Containment units: a hierarchically composable architecture for adaptive systems.&amp; SIGSOFT FSE&amp; Leon J. Osterweil, Barbara Staudt Lerner, Alexander E. Wise, Jamieson M. Cobleigh \\" calcext:value-type="string">
            <text:p>&amp; Containment units: a hierarchically composable architecture for adaptive systems.&amp; SIGSOFT FSE&amp; Leon J. Osterweil, Barbara Staudt Lerner, Alexander E. Wise, Jamieson M. Cobleigh \\</text:p>
          </table:table-cell>
        </table:table-row>
        <table:table-row table:style-name="ro1">
          <table:table-cell office:value-type="string" calcext:value-type="string">
            <text:p>Bundle 7</text:p>
          </table:table-cell>
          <table:table-cell office:value-type="string" calcext:value-type="string">
            <text:p>Experiences Using Lightweight Formal Methods for Requirements Model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David Hamilton, Steve M. Easterbrook, Robyn R. Lutz, John Kelly, Richard Covington, Yoko Ampo</text:p>
          </table:table-cell>
          <table:table-cell table:formula="of:=CONCATENATE(&quot;&amp; &quot;;[.B32];&quot;&amp; &quot;;[.C32];&quot;&amp; &quot;;[.D32];&quot; \\&quot;)" office:value-type="string" office:string-value="&amp; Experiences Using Lightweight Formal Methods for Requirements Modeling.&amp; IEEE Trans. Software Eng.&amp; David Hamilton, Steve M. Easterbrook, Robyn R. Lutz, John Kelly, Richard Covington, Yoko Ampo \\" calcext:value-type="string">
            <text:p>&amp; Experiences Using Lightweight Formal Methods for Requirements Modeling.&amp; IEEE Trans. Software Eng.&amp; David Hamilton, Steve M. Easterbrook, Robyn R. Lutz, John Kelly, Richard Covington, Yoko Ampo \\</text:p>
          </table:table-cell>
        </table:table-row>
        <table:table-row table:style-name="ro1">
          <table:table-cell office:value-type="string" calcext:value-type="string">
            <text:p>Bundle 7</text:p>
          </table:table-cell>
          <table:table-cell office:value-type="string" calcext:value-type="string">
            <text:p>Metamodel-based model conformance and multiview consistency check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S. Ostroff, Richard F. Paige, Phillip J. Brooke</text:p>
          </table:table-cell>
          <table:table-cell table:formula="of:=CONCATENATE(&quot;&amp; &quot;;[.B33];&quot;&amp; &quot;;[.C33];&quot;&amp; &quot;;[.D33];&quot; \\&quot;)" office:value-type="string" office:string-value="&amp; Metamodel-based model conformance and multiview consistency checking.&amp; ACM Trans. Softw. Eng. Methodol.&amp; Jonathan S. Ostroff, Richard F. Paige, Phillip J. Brooke \\" calcext:value-type="string">
            <text:p>&amp; Metamodel-based model conformance and multiview consistency checking.&amp; ACM Trans. Softw. Eng. Methodol.&amp; Jonathan S. Ostroff, Richard F. Paige, Phillip J. Brooke \\</text:p>
          </table:table-cell>
        </table:table-row>
        <table:table-row table:style-name="ro1">
          <table:table-cell office:value-type="string" calcext:value-type="string">
            <text:p>Bundle 7</text:p>
          </table:table-cell>
          <table:table-cell office:value-type="string" calcext:value-type="string">
            <text:p>Automating Software Traceability in Very Small Companies: A Case Study and Lessons Lear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ul Grünbacher, Christian Neumuller</text:p>
          </table:table-cell>
          <table:table-cell table:formula="of:=CONCATENATE(&quot;&amp; &quot;;[.B34];&quot;&amp; &quot;;[.C34];&quot;&amp; &quot;;[.D34];&quot; \\&quot;)" office:value-type="string" office:string-value="&amp; Automating Software Traceability in Very Small Companies: A Case Study and Lessons Learne.&amp; ASE&amp; Paul Grünbacher, Christian Neumuller \\" calcext:value-type="string">
            <text:p>&amp; Automating Software Traceability in Very Small Companies: A Case Study and Lessons Learne.&amp; ASE&amp; Paul Grünbacher, Christian Neumuller \\</text:p>
          </table:table-cell>
        </table:table-row>
        <table:table-row table:style-name="ro1">
          <table:table-cell office:value-type="string" calcext:value-type="string">
            <text:p>Bundle 7</text:p>
          </table:table-cell>
          <table:table-cell office:value-type="string" calcext:value-type="string">
            <text:p>Metrics for model driven requirements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Brian Berenbach, Gail Borotto</text:p>
          </table:table-cell>
          <table:table-cell table:formula="of:=CONCATENATE(&quot;&amp; &quot;;[.B35];&quot;&amp; &quot;;[.C35];&quot;&amp; &quot;;[.D35];&quot; \\&quot;)" office:value-type="string" office:string-value="&amp; Metrics for model driven requirements development.&amp; ICSE&amp; Brian Berenbach, Gail Borotto \\" calcext:value-type="string">
            <text:p>&amp; Metrics for model driven requirements development.&amp; ICSE&amp; Brian Berenbach, Gail Borotto \\</text:p>
          </table:table-cell>
        </table:table-row>
        <table:table-row table:style-name="ro1">
          <table:table-cell office:value-type="string" calcext:value-type="string">
            <text:p>Bundle 7</text:p>
          </table:table-cell>
          <table:table-cell office:value-type="string" calcext:value-type="string">
            <text:p>Composable semantics for model-based not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Jianwei Niu, Joanne M. Atlee, Nancy A. Day</text:p>
          </table:table-cell>
          <table:table-cell table:formula="of:=CONCATENATE(&quot;&amp; &quot;;[.B36];&quot;&amp; &quot;;[.C36];&quot;&amp; &quot;;[.D36];&quot; \\&quot;)" office:value-type="string" office:string-value="&amp; Composable semantics for model-based notations.&amp; SIGSOFT FSE&amp; Jianwei Niu, Joanne M. Atlee, Nancy A. Day \\" calcext:value-type="string">
            <text:p>&amp; Composable semantics for model-based notations.&amp; SIGSOFT FSE&amp; Jianwei Niu, Joanne M. Atlee, Nancy A. Day \\</text:p>
          </table:table-cell>
        </table:table-row>
        <table:table-row table:style-name="ro1">
          <table:table-cell office:value-type="string" calcext:value-type="string">
            <text:p>Bundle 8</text:p>
          </table:table-cell>
          <table:table-cell office:value-type="string" calcext:value-type="string">
            <text:p>Rapid Transaction-Undo Recovery Using Twin-Page Storage Managemen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Kun-Lung Wu, W. Kent Fuchs</text:p>
          </table:table-cell>
          <table:table-cell table:formula="of:=CONCATENATE(&quot;&amp; &quot;;[.B37];&quot;&amp; &quot;;[.C37];&quot;&amp; &quot;;[.D37];&quot; \\&quot;)" office:value-type="string" office:string-value="&amp; Rapid Transaction-Undo Recovery Using Twin-Page Storage Management.&amp; IEEE Trans. Software Eng.&amp; Kun-Lung Wu, W. Kent Fuchs \\" calcext:value-type="string">
            <text:p>&amp; Rapid Transaction-Undo Recovery Using Twin-Page Storage Management.&amp; IEEE Trans. Software Eng.&amp; Kun-Lung Wu, W. Kent Fuchs \\</text:p>
          </table:table-cell>
        </table:table-row>
        <table:table-row table:style-name="ro1">
          <table:table-cell office:value-type="string" calcext:value-type="string">
            <text:p>Bundle 8</text:p>
          </table:table-cell>
          <table:table-cell office:value-type="string" calcext:value-type="string">
            <text:p>The Use of Description Logics in KBSE Systems: Experience Repor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Premkumar T. Devanbu, Mark A. Jones</text:p>
          </table:table-cell>
          <table:table-cell table:formula="of:=CONCATENATE(&quot;&amp; &quot;;[.B38];&quot;&amp; &quot;;[.C38];&quot;&amp; &quot;;[.D38];&quot; \\&quot;)" office:value-type="string" office:string-value="&amp; The Use of Description Logics in KBSE Systems: Experience Report.&amp; ICSE&amp; Premkumar T. Devanbu, Mark A. Jones \\" calcext:value-type="string">
            <text:p>&amp; The Use of Description Logics in KBSE Systems: Experience Report.&amp; ICSE&amp; Premkumar T. Devanbu, Mark A. Jones \\</text:p>
          </table:table-cell>
        </table:table-row>
        <table:table-row table:style-name="ro1">
          <table:table-cell office:value-type="string" calcext:value-type="string">
            <text:p>Bundle 8</text:p>
          </table:table-cell>
          <table:table-cell office:value-type="string" calcext:value-type="string">
            <text:p>Using assertions to help end-user programmers create dependable web macro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regg Rothermel, Sebastian G. Elbaum, Lorin Hochstein, Christopher Scaffidi, Kathryn T. Stolee, Andhy Koesnandar</text:p>
          </table:table-cell>
          <table:table-cell table:formula="of:=CONCATENATE(&quot;&amp; &quot;;[.B39];&quot;&amp; &quot;;[.C39];&quot;&amp; &quot;;[.D39];&quot; \\&quot;)" office:value-type="string" office:string-value="&amp; Using assertions to help end-user programmers create dependable web macros.&amp; SIGSOFT FSE&amp; Gregg Rothermel, Sebastian G. Elbaum, Lorin Hochstein, Christopher Scaffidi, Kathryn T. Stolee, Andhy Koesnandar \\" calcext:value-type="string">
            <text:p>&amp; Using assertions to help end-user programmers create dependable web macros.&amp; SIGSOFT FSE&amp; Gregg Rothermel, Sebastian G. Elbaum, Lorin Hochstein, Christopher Scaffidi, Kathryn T. Stolee, Andhy Koesnandar \\</text:p>
          </table:table-cell>
        </table:table-row>
        <table:table-row table:style-name="ro1">
          <table:table-cell office:value-type="string" calcext:value-type="string">
            <text:p>Bundle 8</text:p>
          </table:table-cell>
          <table:table-cell office:value-type="string" calcext:value-type="string">
            <text:p>Declarative Specification of Software Architectur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Penix, Klaus Havelund, Perry Alexander</text:p>
          </table:table-cell>
          <table:table-cell table:formula="of:=CONCATENATE(&quot;&amp; &quot;;[.B40];&quot;&amp; &quot;;[.C40];&quot;&amp; &quot;;[.D40];&quot; \\&quot;)" office:value-type="string" office:string-value="&amp; Declarative Specification of Software Architectures.&amp; ASE&amp; John Penix, Klaus Havelund, Perry Alexander \\" calcext:value-type="string">
            <text:p>&amp; Declarative Specification of Software Architectures.&amp; ASE&amp; John Penix, Klaus Havelund, Perry Alexander \\</text:p>
          </table:table-cell>
        </table:table-row>
        <table:table-row table:style-name="ro1">
          <table:table-cell office:value-type="string" calcext:value-type="string">
            <text:p>Bundle 9</text:p>
          </table:table-cell>
          <table:table-cell office:value-type="string" calcext:value-type="string">
            <text:p>On Homogeneity and On-Line=Off-Line Behavior in M/G/1 Queueing System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ymond M. Bryant</text:p>
          </table:table-cell>
          <table:table-cell table:formula="of:=CONCATENATE(&quot;&amp; &quot;;[.B41];&quot;&amp; &quot;;[.C41];&quot;&amp; &quot;;[.D41];&quot; \\&quot;)" office:value-type="string" office:string-value="&amp; On Homogeneity and On-Line=Off-Line Behavior in M/G/1 Queueing Systems.&amp; IEEE Trans. Software Eng.&amp; Raymond M. Bryant \\" calcext:value-type="string">
            <text:p>&amp; On Homogeneity and On-Line=Off-Line Behavior in M/G/1 Queueing Systems.&amp; IEEE Trans. Software Eng.&amp; Raymond M. Bryant \\</text:p>
          </table:table-cell>
        </table:table-row>
        <table:table-row table:style-name="ro1">
          <table:table-cell office:value-type="string" calcext:value-type="string">
            <text:p>Bundle 9</text:p>
          </table:table-cell>
          <table:table-cell office:value-type="string" calcext:value-type="string">
            <text:p>Tools and experiments supporting a testing-based theory of component composi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Dick Hamlet</text:p>
          </table:table-cell>
          <table:table-cell table:formula="of:=CONCATENATE(&quot;&amp; &quot;;[.B42];&quot;&amp; &quot;;[.C42];&quot;&amp; &quot;;[.D42];&quot; \\&quot;)" office:value-type="string" office:string-value="&amp; Tools and experiments supporting a testing-based theory of component composition.&amp; ACM Trans. Softw. Eng. Methodol.&amp; Dick Hamlet \\" calcext:value-type="string">
            <text:p>&amp; Tools and experiments supporting a testing-based theory of component composition.&amp; ACM Trans. Softw. Eng. Methodol.&amp; Dick Hamlet \\</text:p>
          </table:table-cell>
        </table:table-row>
        <table:table-row table:style-name="ro1">
          <table:table-cell office:value-type="string" calcext:value-type="string">
            <text:p>Bundle 9</text:p>
          </table:table-cell>
          <table:table-cell office:value-type="string" calcext:value-type="string">
            <text:p>RCAT: A Performance Analysis Tool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Zakarya Alzamil</text:p>
          </table:table-cell>
          <table:table-cell table:formula="of:=CONCATENATE(&quot;&amp; &quot;;[.B43];&quot;&amp; &quot;;[.C43];&quot;&amp; &quot;;[.D43];&quot; \\&quot;)" office:value-type="string" office:string-value="&amp; RCAT: A Performance Analysis Tool.&amp; ASE&amp; Zakarya Alzamil \\" calcext:value-type="string">
            <text:p>&amp; RCAT: A Performance Analysis Tool.&amp; ASE&amp; Zakarya Alzamil \\</text:p>
          </table:table-cell>
        </table:table-row>
        <table:table-row table:style-name="ro1">
          <table:table-cell office:value-type="string" calcext:value-type="string">
            <text:p>Bundle 9</text:p>
          </table:table-cell>
          <table:table-cell office:value-type="string" calcext:value-type="string">
            <text:p>An Introduction to the Programmer's Workbench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hn R. Mashey, Ted A. Dolotta</text:p>
          </table:table-cell>
          <table:table-cell table:formula="of:=CONCATENATE(&quot;&amp; &quot;;[.B44];&quot;&amp; &quot;;[.C44];&quot;&amp; &quot;;[.D44];&quot; \\&quot;)" office:value-type="string" office:string-value="&amp; An Introduction to the Programmer's Workbench.&amp; ICSE&amp; John R. Mashey, Ted A. Dolotta \\" calcext:value-type="string">
            <text:p>&amp; An Introduction to the Programmer's Workbench.&amp; ICSE&amp; John R. Mashey, Ted A. Dolotta \\</text:p>
          </table:table-cell>
        </table:table-row>
        <table:table-row table:style-name="ro1">
          <table:table-cell office:value-type="string" calcext:value-type="string">
            <text:p>Bundle 10</text:p>
          </table:table-cell>
          <table:table-cell office:value-type="string" calcext:value-type="string">
            <text:p>Analogy-X: Providing Statistical Inference to Analogy-Based Software Cost Estimation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D. Ross Jeffery, Jacky Keung, Barbara A. Kitchenham</text:p>
          </table:table-cell>
          <table:table-cell table:formula="of:=CONCATENATE(&quot;&amp; &quot;;[.B45];&quot;&amp; &quot;;[.C45];&quot;&amp; &quot;;[.D45];&quot; \\&quot;)" office:value-type="string" office:string-value="&amp; Analogy-X: Providing Statistical Inference to Analogy-Based Software Cost Estimation.&amp; IEEE Trans. Software Eng.&amp; D. Ross Jeffery, Jacky Keung, Barbara A. Kitchenham \\" calcext:value-type="string">
            <text:p>&amp; Analogy-X: Providing Statistical Inference to Analogy-Based Software Cost Estimation.&amp; IEEE Trans. Software Eng.&amp; D. Ross Jeffery, Jacky Keung, Barbara A. Kitchenham \\</text:p>
          </table:table-cell>
        </table:table-row>
        <table:table-row table:style-name="ro1">
          <table:table-cell office:value-type="string" calcext:value-type="string">
            <text:p>Bundle 10</text:p>
          </table:table-cell>
          <table:table-cell office:value-type="string" calcext:value-type="string">
            <text:p>An empirical investigation of software reuse benefits in a large telecom product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Reidar Conradi, Parastoo Mohagheghi</text:p>
          </table:table-cell>
          <table:table-cell table:formula="of:=CONCATENATE(&quot;&amp; &quot;;[.B46];&quot;&amp; &quot;;[.C46];&quot;&amp; &quot;;[.D46];&quot; \\&quot;)" office:value-type="string" office:string-value="&amp; An empirical investigation of software reuse benefits in a large telecom product.&amp; ACM Trans. Softw. Eng. Methodol.&amp; Reidar Conradi, Parastoo Mohagheghi \\" calcext:value-type="string">
            <text:p>&amp; An empirical investigation of software reuse benefits in a large telecom product.&amp; ACM Trans. Softw. Eng. Methodol.&amp; Reidar Conradi, Parastoo Mohagheghi \\</text:p>
          </table:table-cell>
        </table:table-row>
        <table:table-row table:style-name="ro1">
          <table:table-cell office:value-type="string" calcext:value-type="string">
            <text:p>Bundle 10</text:p>
          </table:table-cell>
          <table:table-cell office:value-type="string" calcext:value-type="string">
            <text:p>Fraunhofer: the German model for applied research and technology transfer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H. Dieter Rombach</text:p>
          </table:table-cell>
          <table:table-cell table:formula="of:=CONCATENATE(&quot;&amp; &quot;;[.B47];&quot;&amp; &quot;;[.C47];&quot;&amp; &quot;;[.D47];&quot; \\&quot;)" office:value-type="string" office:string-value="&amp; Fraunhofer: the German model for applied research and technology transfer.&amp; ICSE&amp; H. Dieter Rombach \\" calcext:value-type="string">
            <text:p>&amp; Fraunhofer: the German model for applied research and technology transfer.&amp; ICSE&amp; H. Dieter Rombach \\</text:p>
          </table:table-cell>
        </table:table-row>
        <table:table-row table:style-name="ro1">
          <table:table-cell office:value-type="string" calcext:value-type="string">
            <text:p>Bundle 10</text:p>
          </table:table-cell>
          <table:table-cell office:value-type="string" calcext:value-type="string">
            <text:p>An Empirical Study of the Evolution of a Software System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Rachel Harrison, Brian Warboys, R. Mark Greenwood, Peter Henderson</text:p>
          </table:table-cell>
          <table:table-cell table:formula="of:=CONCATENATE(&quot;&amp; &quot;;[.B48];&quot;&amp; &quot;;[.C48];&quot;&amp; &quot;;[.D48];&quot; \\&quot;)" office:value-type="string" office:string-value="&amp; An Empirical Study of the Evolution of a Software System.&amp; ASE&amp; Rachel Harrison, Brian Warboys, R. Mark Greenwood, Peter Henderson \\" calcext:value-type="string">
            <text:p>&amp; An Empirical Study of the Evolution of a Software System.&amp; ASE&amp; Rachel Harrison, Brian Warboys, R. Mark Greenwood, Peter Henderson \\</text:p>
          </table:table-cell>
        </table:table-row>
        <table:table-row table:style-name="ro1">
          <table:table-cell office:value-type="string" calcext:value-type="string">
            <text:p>Objetive function</text:p>
          </table:table-cell>
          <table:table-cell office:value-type="string" calcext:value-type="string">
            <text:p>48.89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21:37:35.842211078</dc:date>
    <meta:document-statistic meta:table-count="1" meta:cell-count="241" meta:object-count="0"/>
    <meta:generator>LibreOffice/4.2.4.2$Linux_X86_64 LibreOffice_project/420m0$Build-2</meta:generator>
  </office:meta>
</office:document-meta>
</file>